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style:font-name="Bitstream Vera Sans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Abyssinica SIL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font-name="Abyssinica SI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font-name="Bitstream Vera Sans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line-through-style="none" style:text-line-through-type="none" fo:font-size="24pt" style:text-underline-style="none" style:font-size-asian="24pt" style:font-size-complex="24pt"/>
    </style:style>
    <style:style style:name="T4" style:family="text">
      <style:text-properties style:text-line-through-style="none" style:text-line-through-type="none" fo:font-size="22pt" style:text-underline-style="none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Abyssinica SI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byssinica SI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G-AICON: Task 2 Solu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Group Members</text:span></text:p>
            <text:p><text:span text:style-name="T2"/></text:p>
            <text:p><text:span text:style-name="T3">Aluri Jagan Mohini</text:span></text:p>
            <text:p><text:span text:style-name="T3">Chethan M L</text:span></text:p>
            <text:p><text:span text:style-name="T3">Priyanka Giri</text:span></text:p>
            <text:p><text:span text:style-name="T4">Tejas</text:span><text:span text:style-name="T5"> Ravindra Dhawa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6">Environment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Random Graph with 8 nodes</text:p>
              </text:list-item>
              <text:list-item>
                <text:p>Implemented using library “<text:span text:style-name="T7">networkx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<text:span text:style-name="T8">MDP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tate: ( node , destination) </text:p>
                <text:list>
                  <text:list-item>
                    <text:p>64 states</text:p>
                  </text:list-item>
                </text:list>
              </text:list-item>
              <text:list-item>
                <text:p>Action: All the nodes in the network</text:p>
                <text:list>
                  <text:list-item>
                    <text:p>8 actions</text:p>
                  </text:list-item>
                </text:list>
              </text:list-item>
              <text:list-item>
                <text:p>Reward: </text:p>
                <text:list>
                  <text:list-item>
                    <text:p>Reaching Destination: +100</text:p>
                  </text:list-item>
                  <text:list-item>
                    <text:p>Each hop: -1</text:p>
                  </text:list-item>
                  <text:list-item>
                    <text:p>Node with no path to destination: -100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6">RL Agent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Q-Learning: </text:p>
                <text:list>
                  <text:list-item>
                    <text:p>Simple discrete environment</text:p>
                  </text:list-item>
                  <text:list-item>
                    <text:p>Helpful to test the new environment as internal working steps are know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6">Questions/Open-Topic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</text:list-header>
              <text:list-item>
                <text:p>Difference between central agent and multiagent</text:p>
                <text:list>
                  <text:list-item>
                    <text:p>Central agent: knows information of topology</text:p>
                  </text:list-item>
                  <text:list-item>
                    <text:p>Multi Agent: <text:s/>topology is completely unknown to the nodes (agents)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8:48:12.882370461</meta:creation-date>
    <dc:date>2020-06-19T10:50:27.758509606</dc:date>
    <meta:editing-duration>PT1H50M11S</meta:editing-duration>
    <meta:editing-cycles>8</meta:editing-cycles>
    <meta:generator>LibreOffice/6.0.7.3$Linux_X86_64 LibreOffice_project/00m0$Build-3</meta:generator>
    <meta:document-statistic meta:object-count="41"/>
  </office:meta>
</office:document-meta>
</file>